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2 notes</text:p>
      <text:p text:style-name="Standard"/>
      <text:p text:style-name="Standard">2.1 (review from last chapter)</text:p>
      <text:p text:style-name="Standard">markup language – consists of sets of directions that tell the browser software how to display nad manage a web document. These directions are usually called tags</text:p>
      <text:p text:style-name="Standard"/>
      <text:p text:style-name="Standard">hypertext markup language (html)</text:p>
      <text:p text:style-name="Standard"/>
      <text:p text:style-name="Standard">2.2</text:p>
      <text:p text:style-name="Standard">Document Type Definition</text:p>
      <text:p text:style-name="Standard">-W3C recommends identifying the type of markup language used in a web page doc with a Document Type Definition (DTD). It tells the version of HTML in your document</text:p>
      <text:p text:style-name="Standard">-also called a doctype statement</text:p>
      <text:p text:style-name="Standard">-HTML5 doctype statement is &lt;!DOCTYPE html&gt;</text:p>
      <text:p text:style-name="Standard"/>
      <text:p text:style-name="Standard">2.3</text:p>
      <text:p text:style-name="Standard">Web Page Template</text:p>
      <text:p text:style-name="Standard">-every web page you create will include the DTD and the html, head, title, meta, and body elements</text:p>
      <text:p text:style-name="Standard">-We will follow the coding style to use lowercase letters and place quotes around attribute values</text:p>
      <text:p text:style-name="Standard">-A basic layout is what we see below</text:p>
      <text:p text:style-name="Standard"/>
      <text:p text:style-name="Standard">&lt;!DOCTYPE html&gt;</text:p>
      <text:p text:style-name="Standard">&lt;html lang=”en”&gt;</text:p>
      <text:p text:style-name="Standard">&lt;head&gt;</text:p>
      <text:p text:style-name="Standard">&lt;title&gt;Page Title Goes Here&lt;/title&gt;</text:p>
      <text:p text:style-name="Standard">&lt;meta charset=”utf-8”&gt;</text:p>
      <text:p text:style-name="Standard">&lt;/head&gt;</text:p>
      <text:p text:style-name="Standard">&lt;body&gt;</text:p>
      <text:p text:style-name="Standard">… body text and more html tags go here …</text:p>
      <text:p text:style-name="Standard">&lt;/body&gt;</text:p>
      <text:p text:style-name="Standard">&lt;/html&gt;</text:p>
      <text:p text:style-name="Standard"/>
      <text:p text:style-name="Standard">-with the exception of the specific page title, the first seven lines will usually be the same on every web page that you create</text:p>
      <text:p text:style-name="Standard">-next we'll look at what each element does</text:p>
      <text:p text:style-name="Standard"/>
      <text:p text:style-name="Standard">2.4</text:p>
      <text:p text:style-name="Standard">HTML Element</text:p>
      <text:p text:style-name="Standard">-the purpose of the html element is to indicate that the dormat is HTML formatted. It tells the browser how to interpret the document</text:p>
      <text:p text:style-name="Standard">-the opening &lt;html&gt; tag is placed on a line below the DTD</text:p>
      <text:p text:style-name="Standard">-the closing &lt;/html&gt; tag indicates the end of the web page and is placed after all other html elements in the documents</text:p>
      <text:p text:style-name="Standard">-the html element also needs to indicate the spoken language, such as English, to the text of the document</text:p>
      <text:p text:style-name="Standard">-attribute – additional info that is added to the &lt;html&gt; tag to modify or further describe it</text:p>
      <text:p text:style-name="Standard">-lang attribute specifies the spoken language of the doc. (ie. lang=”en”)</text:p>
      <text:p text:style-name="Standard"/>
      <text:p text:style-name="Standard"/>
      <text:p text:style-name="Standard"><text:soft-page-break/>2.5</text:p>
      <text:p text:style-name="Standard">Head, Title, Meta, and Body Elements</text:p>
      <text:p text:style-name="Standard">-head section – contains information that describes the web page document</text:p>
      <text:p text:style-name="Standard">-body section – contains the actual tags, text, images, and other objects that are displayed by the browser web page</text:p>
      <text:p text:style-name="Standard"/>
      <text:p text:style-name="Standard">Head Section</text:p>
      <text:p text:style-name="Standard">-include the title of the web page, meta characters that describe the document (such as character encoding), and references to script and style</text:p>
      <text:p text:style-name="Standard">-many of these don't show directly on the web page</text:p>
      <text:p text:style-name="Standard">-the head element contains the head section, it begins with the &lt;head&gt; tag and ends with the &lt;/head&gt; tag</text:p>
      <text:p text:style-name="Standard">-you will always code at least a title element and a meta element</text:p>
      <text:p text:style-name="Standard">-Title Element – configures the text that will appear in the title bar of the browser window</text:p>
      <text:p text:style-name="Standard">-the text between the &lt;title&gt; and &lt;/title&gt; tags is called the title of the web page and is accessed when the web pages are bookmarked and printed</text:p>
      <text:p text:style-name="Standard"><text:s/>-search engines such as google use title text to help determine keyboard relevance. A descriptive title that includes the website or organization name is crucial for establishing a brand presence on the web</text:p>
      <text:p text:style-name="Standard">-Meta Element – describes a characteristic of a web page, such as the character encoding</text:p>
      <text:p text:style-name="Standard">-Character Encoding – the internal representation of letters, numbers, and symbols in a file such as a web page or other computer file that may be transmitted over the internet</text:p>
      <text:p text:style-name="Standard">-there are many character-encoding sets, but it is common practice to use a set that is widely supported, such as utf-8 (a form of Unicode)</text:p>
      <text:p text:style-name="Standard">-the meta tag is not used as part of opening and closing tags, it is considered to be a self-contained tag (aka a void element in html5)</text:p>
      <text:p text:style-name="Standard">-the meta tag uses the charset attribute to indicate the character encoding. An example meta tag is as follows:</text:p>
      <text:p text:style-name="Standard">&lt;meta charset=”utf-8”&gt;</text:p>
      <text:p text:style-name="Standard"/>
      <text:p text:style-name="Standard">The Body Section</text:p>
      <text:p text:style-name="Standard">-contains text and elements that display directly on the web page in the browser window, also referred to as the browser viewport. The purpose of the body section is to configure the contents of the web page.</text:p>
      <text:p text:style-name="Standard">-Body Element – contains the body section, it begins with the &lt;body&gt; tag and ends with the &lt;/body&gt; tag. Text and elements typed between the opening and closing body tags will display on the web page in the browser viewport.</text:p>
      <text:p text:style-name="Standard">-you will spend most of your time writing code in the body of the web page</text:p>
      <text:p text:style-name="Standard"/>
      <text:p text:style-name="Standard">2.7</text:p>
      <text:p text:style-name="Standard">Heading Element</text:p>
      <text:p text:style-name="Standard">-heading elements are organized into six levels: h1 through h6. H1 being the largest and h6 being the smallest</text:p>
      <text:p text:style-name="Standard">-text in a heading element is rendered as a “block” of text by the browser (referred to as block display) and displays with empty space (“white space”) above and below</text:p>
      <text:p text:style-name="Standard">-note: depending on the font being used, the text contained within h4-h6 tags may be displayed smaller than the default text size</text:p>
      <text:p text:style-name="Standard">-all text contained within heading tacks is displayed with bold font weight</text:p>
      <text:p text:style-name="Standard">-[heading example text in notes folder]</text:p>
      <text:p text:style-name="Standard"/>
      <text:p text:style-name="Standard"><text:soft-page-break/>Accessibility and Headings</text:p>
      <text:p text:style-name="Standard">-heading tags can make your pages more accessible and usable</text:p>
      <text:p text:style-name="Standard">-it is good practice to use heading tags to outline the structure of your web page content</text:p>
      <text:p text:style-name="Standard">-to indicate areas within a page hierarchically, code heading tags numerically as appropriate (h1, h2, h3, and so on), and include page content in block display elements, such as paragraphs and lists</text:p>
      <text:p text:style-name="Standard">-for example, h1 can have the website name in the logo header area, while h2 can contain the topic or name of the page in the content area. Further subtopics can use other heading sizes</text:p>
      <text:p text:style-name="Standard">-visually challenged visitors using a screen reader can direct the software to display a list of headings used on a page. A well organized page will be more usable for everyone</text:p>
      <text:p text:style-name="Standard"/>
      <text:p text:style-name="Standard">2.8</text:p>
      <text:p text:style-name="Standard">Paragraph Elements</text:p>
      <text:p text:style-name="Standard">-paragraph elements are used to group sentences and sections of text together. They are denoted by &lt;p&gt; to open and &lt;/p&gt; to close. Text between these tags will display as a “block” and will appear with empty space above and below it</text:p>
      <text:p text:style-name="Standard"/>
      <text:p text:style-name="Standard">Alignment</text:p>
      <text:p text:style-name="Standard">-you may have noticed that the headings and text begin near the left margin, this is called left alignment and is the default alignment for web pages</text:p>
      <text:p text:style-name="Standard">-if you want a paragraph centered or right-aligned, you can use an attribute to modify it</text:p>
      <text:p text:style-name="Standard">-Attribute – modifies the property of an HTML element</text:p>
      <text:p text:style-name="Standard">-Align Attribute – modifies the element's horizontal alignment (left, center, or right) on a web page. To center an element, use the attribute align=”center”. To right-align the text within an element, use the align-”right” attribute.</text:p>
      <text:p text:style-name="Standard">-in xhtml syntax, the align attribute can be used with a number of block display elements, including the paragraph and heading tags</text:p>
      <text:p text:style-name="Standard">-the align attribute is obsolete in html5 which means that while it may be used in xhtml, the attribute has been removed from the W3C html5 specification and is invalid. You will learn a more modern approach in Chapter 6 when we use CSS</text:p>
      <text:p text:style-name="Standard"/>
      <text:p text:style-name="Standard">2.9</text:p>
      <text:p text:style-name="Standard">Line Break Element</text:p>
      <text:p text:style-name="Standard">-Line Break Element – &lt;br&gt;. causes the browser to advance to the next line before displaying the next element of portion of text on a web page</text:p>
      <text:p text:style-name="Standard">-the line break tag is a stand-alone tag / void element, so it only needs one tag, not an opening and a closing tag</text:p>
      <text:p text:style-name="Standard"/>
      <text:p text:style-name="Standard">2.10</text:p>
      <text:p text:style-name="Standard">Blockquote Element</text:p>
      <text:p text:style-name="Standard">-Blockquote Element – used to display a block of quoted text indented from both the left and right margins. Begins with a &lt;blockquote&gt; tag and ends with a &lt;/blockquote&gt; tag</text:p>
      <text:p text:style-name="Standard">-useful when you need to add a long quotation to a web page and make it clear that it is distinct from other bodies of text</text:p>
      <text:p text:style-name="Standard"/>
      <text:p text:style-name="Standard">2.11</text:p>
      <text:p text:style-name="Standard">Phrase Elements</text:p>
      <text:p text:style-name="Standard">-Phrase Elements – indicate the context and meaning of the text between the container tags. It is up to each browser to interpret that style. Phrase elements are displayed right in line with the text (referred to as inline display) and can apply to a section of text or even just a single character of text</text:p>
      <text:p text:style-name="Standard"><text:soft-page-break/>-ie. The &lt;strong&gt; element indicates that the text associated with it has a strong inportance and should be displayed in a “strong” manner in relation to the normal text on the page</text:p>
      <text:p text:style-name="Standard">-page 40 of the textbook contains several, but here are some major ones</text:p>
      <text:p text:style-name="Standard">-&lt;abbr&gt; - indicates text is an abbreviation</text:p>
      <text:p text:style-name="Standard">-&lt;b&gt; - bold text</text:p>
      <text:p text:style-name="Standard">-&lt;cite&gt; - cite text, usually displayed in italics</text:p>
      <text:p text:style-name="Standard">-&lt;code&gt; - specifies code samples, usually in a fixed space font</text:p>
      <text:p text:style-name="Standard">-&lt;em&gt; - emphasis, usually done in italics</text:p>
      <text:p text:style-name="Standard">-&lt;i&gt; - italics</text:p>
      <text:p text:style-name="Standard">-&lt;kbd&gt; - identifies user text to be types; usually a fixed space font</text:p>
      <text:p text:style-name="Standard">-&lt;mark&gt; - highlighted text</text:p>
      <text:p text:style-name="Standard">-&lt;small&gt; - legal disclaimers displayed in fine print</text:p>
      <text:p text:style-name="Standard">-&lt;sub&gt; - displays a subscript as a small text below the baseline</text:p>
      <text:p text:style-name="Standard">-&lt;sup&gt; - displays a superscript as small text above the baseline</text:p>
      <text:p text:style-name="Standard">-which of these you use can be important for screen readers</text:p>
      <text:p text:style-name="Standard">-remember to properly nest code so that it can be considered well formed. Improperly nexted code will not pass validation testing</text:p>
      <text:p text:style-name="Standard"/>
      <text:p text:style-name="Standard">2.12</text:p>
      <text:p text:style-name="Standard">Ordered List</text:p>
      <text:p text:style-name="Standard">-Ordered List – displays information as a numbered or lettered list. Can be organized by numerals, uppercase letters, lowercase letters, uppercase roman numerals, and lower case roman numerals</text:p>
      <text:p text:style-name="Standard">-ordered lists begin with an &lt;ol&gt; tag and end with an &lt;/ol&gt; tag</text:p>
      <text:p text:style-name="Standard">-each list item begins with an &lt;li&gt; tag and ends with an &lt;/li&gt; tag</text:p>
      <text:p text:style-name="Standard">example:</text:p>
      <text:p text:style-name="Standard">&lt;h1&gt;My Favorite Colors&lt;/h1&gt;</text:p>
      <text:p text:style-name="Standard">&lt;ol&gt;</text:p>
      <text:p text:style-name="Standard"><text:tab/>&lt;li&gt;Blue&lt;/li&gt;</text:p>
      <text:p text:style-name="Standard"><text:tab/>&lt;li&gt;Teal&lt;/li&gt;</text:p>
      <text:p text:style-name="Standard"><text:tab/>&lt;li&gt;Red&lt;/li&gt;</text:p>
      <text:p text:style-name="Standard">&lt;/ol&gt;</text:p>
      <text:p text:style-name="Standard"/>
      <text:p text:style-name="Standard">Type, Start, and Reversed Attributes</text:p>
      <text:p text:style-name="Standard">-Type Attribute – configures the symbol used for ordering the list</text:p>
      <text:p text:style-name="Standard">-ie. To create an ordered list organized by uppercase letters, use &lt;ol type=”A”&gt;</text:p>
      <text:p text:style-name="Standard">-Type attribute for ordered lists:</text:p>
      <text:p text:style-name="Standard">-1 = Numerals (default)</text:p>
      <text:p text:style-name="Standard">-A = Uppercase letters</text:p>
      <text:p text:style-name="Standard">-a = Lowercase letters</text:p>
      <text:p text:style-name="Standard">-I = Roman numerals</text:p>
      <text:p text:style-name="Standard">-i = Lowercase roman numerals</text:p>
      <text:p text:style-name="Standard"/>
      <text:p text:style-name="Standard">-Start Attribute is useful when you need a list to begin with an integer value other than 1</text:p>
      <text:p text:style-name="Standard">-ie. Start=”10”</text:p>
      <text:p text:style-name="Standard">-Reversed Attribute can configure the list markers to display in descending order</text:p>
      <text:p text:style-name="Standard">-ie. reversed=”reversed”</text:p>
      <text:p text:style-name="Standard"/>
      <text:p text:style-name="Standard"/>
      <text:p text:style-name="Standard"/>
      <text:p text:style-name="Standard"><text:soft-page-break/>2.13</text:p>
      <text:p text:style-name="Standard">Unordered List</text:p>
      <text:p text:style-name="Standard">-an unordered list will display a bullet, or list marker, before every entry in a list</text:p>
      <text:p text:style-name="Standard">-bullet can be one of several types: disc (default), square, and circle</text:p>
      <text:p text:style-name="Standard">-unordered lists begin with a &lt;ul&gt; tag and end with a &lt;/ul&gt; tag</text:p>
      <text:p text:style-name="Standard">-each list item begins with an &lt;li&gt; tag and ends with an &lt;/li&gt; tag</text:p>
      <text:p text:style-name="Standard">-to change bullet type, use either type=”square” or type=”circle” as an attribute </text:p>
      <text:p text:style-name="Standard"/>
      <text:p text:style-name="Standard">2.14</text:p>
      <text:p text:style-name="Standard">Description List</text:p>
      <text:p text:style-name="Standard">-begin with &lt;dl&gt; tag and end with the &lt;/dl&gt; tag</text:p>
      <text:p text:style-name="Standard">-each term or name in the list begins with &lt;dt&gt; tag and ends with &lt;/dt&gt; tag</text:p>
      <text:p text:style-name="Standard">-each description begins with &lt;dd&gt; tag and ends with &lt;/dd&gt;</text:p>
      <text:p text:style-name="Standard">-new in html5, description list replaced the definition list element of earlier versions</text:p>
      <text:p text:style-name="Standard">-useful for organizing terms and their descriptions, the terms stand out and the descriptions can be as long as needed to convey your message</text:p>
      <text:p text:style-name="Standard">-each term begins on its own line at the margin and each description begins on its own line</text:p>
      <text:p text:style-name="Standard">-very handy for organizing FAQs and having the answers offset with indentation, great for term lists</text:p>
      <text:p text:style-name="Standard"/>
      <text:p text:style-name="Standard">2.15</text:p>
      <text:p text:style-name="Standard">Special Characters</text:p>
      <text:p text:style-name="Standard">-in order to use special symbols such as quotation marks, the greater than sign, the less than sign, and the copyright symbol in your web page document, you need to use special characters (sometimes called entity characters)</text:p>
      <text:p text:style-name="Standard">-ie. To use the copyright symbol you need to use the special character code &amp;copy;</text:p>
      <text:p text:style-name="Standard">-&amp;nbsp; stands for nonbreaking space, if you use it multiple times you can indicate multiple blank spaces. This practice is acceptable if you simply need to tweak ythe position of an element a little. However, you should not use a ton of them and instead opt for a different method such as configuring the padding or margin with CSS</text:p>
      <text:p text:style-name="Standard"/>
      <text:p text:style-name="Standard">Common Special Characters</text:p>
      <text:p text:style-name="Standard">-quotation mark - &amp;quot;</text:p>
      <text:p text:style-name="Standard">-apostrophe - &amp;#39;</text:p>
      <text:p text:style-name="Standard">-copyright symbol - &amp;copy;</text:p>
      <text:p text:style-name="Standard">-ampersand - &amp;amp;</text:p>
      <text:p text:style-name="Standard">-empty space - &amp;nbsp;</text:p>
      <text:p text:style-name="Standard">-long dash - &amp;mdash;</text:p>
      <text:p text:style-name="Standard">-vertical bar - &amp;#124;</text:p>
      <text:p text:style-name="Standard"/>
      <text:p text:style-name="Standard">2.16</text:p>
      <text:p text:style-name="Standard">Structural Element</text:p>
      <text:p text:style-name="Standard">-Div Element – configures a generic structural area or “division” on a web page as a block display with empty space above and below. It begins with a &lt;div&gt; tag and ends with a &lt;/div&gt; tag. Use a div element when you need to format an area of a web page that may contain other block display elements, such as headings, paragraphs, unordered lists, and other div elements</text:p>
      <text:p text:style-name="Standard"/>
      <text:p text:style-name="Standard"/>
      <text:p text:style-name="Standard"/>
      <text:p text:style-name="Standard"/>
      <text:p text:style-name="Standard"><text:soft-page-break/>HTML5 Structural Elements</text:p>
      <text:p text:style-name="Standard">-these are new elements in html5, meant to be used in conjunction with div and other elements to structure web pages in a more meaningful manner which indicates the purpose of each structural area</text:p>
      <text:p text:style-name="Standard">-a diagram of a web page is known as a wireframe</text:p>
      <text:p text:style-name="Standard"/>
      <text:p text:style-name="Standard">Header Element</text:p>
      <text:p text:style-name="Standard">-contains the headings of either a web page document or an area within the document such as a section or article</text:p>
      <text:p text:style-name="Standard">-begins with &lt;header&gt; tag and ends with &lt;/header&gt; tag</text:p>
      <text:p text:style-name="Standard">-header element is a block display and typically contains one or more heading level elements (h1 through h6)</text:p>
      <text:p text:style-name="Standard"/>
      <text:p text:style-name="Standard">Nav Element</text:p>
      <text:p text:style-name="Standard">-contains a section of navigation links</text:p>
      <text:p text:style-name="Standard">-begins with &lt;nav&gt; tag and ends with &lt;/nav&gt; tag</text:p>
      <text:p text:style-name="Standard"/>
      <text:p text:style-name="Standard">Main Element</text:p>
      <text:p text:style-name="Standard">-contains the main content of a web page document. There should only be one main element per web page</text:p>
      <text:p text:style-name="Standard">-begins with &lt;main&gt; tag and ends with &lt;/main&gt; tag</text:p>
      <text:p text:style-name="Standard"/>
      <text:p text:style-name="Standard">Footer Element</text:p>
      <text:p text:style-name="Standard">-contains footer content of a web page or section of a web page</text:p>
      <text:p text:style-name="Standard">-begins with &lt;footer&gt; and ends with &lt;/footer&gt;</text:p>
      <text:p text:style-name="Standard"/>
      <text:p text:style-name="Standard">2.17</text:p>
      <text:p text:style-name="Standard">Anchor Element</text:p>
      <text:p text:style-name="Standard">-use the anchor element to specify a hyperlink, often referred to as a link, to another web page or file that you want to display </text:p>
      <text:p text:style-name="Standard">-anchor elements begin with the &lt;a&gt; tag and end with the &lt;/a&gt; tag. These surround the text that you will click to perform the hyperlink</text:p>
      <text:p text:style-name="Standard">-use the href attribute to configure the hyperlink reference, which identifies the name and location of the file to access.</text:p>
      <text:p text:style-name="Standard">Example: &lt;a href=”<text:a xlink:type="simple" xlink:href="http://webdevfoundations.net/" text:style-name="Internet_20_link" text:visited-style-name="Visited_20_Internet_20_Link">http://webdevfoundations.net</text:a>”&gt;Web Development and Design Foundations&lt;/a&gt;</text:p>
      <text:p text:style-name="Standard">-notice that the href value is the url for the website</text:p>
      <text:p text:style-name="Standard"/>
      <text:p text:style-name="Standard">Absolute Hyperlinks</text:p>
      <text:p text:style-name="Standard">-indicates the absolute location of a resource on the web. Use absolute hyperlinks when you need to link to resources on other websites. The href value for an absolute hyperlink to the home page of a website includes the http:// protocol and the domain name</text:p>
      <text:p text:style-name="Standard">-note that if we want to access a web page other than the home page, we could also include a specific folder name and file name, for example if we wanted chapter 1 of the textbook's website</text:p>
      <text:p text:style-name="Standard">ex: &lt;a href=”<text:a xlink:type="simple" xlink:href="http://webdevfoundations.net/9e/chapter1.html" text:style-name="Internet_20_link" text:visited-style-name="Visited_20_Internet_20_Link">http://webdevfoundations.net/9e/chapter1.html</text:a>”&gt;Web Development and Design Foundations Chapter 1&lt;/a&gt;</text:p>
      <text:p text:style-name="Standard"/>
      <text:p text:style-name="Standard">Relative Hyperlinks</text:p>
      <text:p text:style-name="Standard">-when you need to link to web pages within your site, use a relative hyperlink</text:p>
      <text:p text:style-name="Standard">-the href value for a relative hyperlink does not begin with the http:// and does not contain the domain name</text:p>
      <text:p text:style-name="Standard"><text:soft-page-break/>-for a relative hyperlink, the href value will contain only the file name or file name and folder of the web page you want to display. The hyperlink location is relative to the page currently being displayed</text:p>
      <text:p text:style-name="Standard">-example: if you were coding a homepage (index.html) for a website and wanted to link to a page named contact.html, you would use this code:</text:p>
      <text:p text:style-name="Standard">&lt;a href=”contact.html&gt;Contact Us&lt;/a&gt;</text:p>
      <text:p text:style-name="Standard"/>
      <text:p text:style-name="Standard">Site Map</text:p>
      <text:p text:style-name="Standard">-represents the structure or organization of a website in a visual manner</text:p>
      <text:p text:style-name="Standard">-each page in the website is represented by a box on the site map. Main navigation of a website usually includes hyperlinks to the pages shown on the first two levels of the site map</text:p>
      <text:p text:style-name="Standard"/>
      <text:p text:style-name="Standard">Email Hyperlinks</text:p>
      <text:p text:style-name="Standard">-the anchor tag can also be used to create email hyperlinks, which will automatically launch the default email program configured for the browser</text:p>
      <text:p text:style-name="Standard">-it uses mailto: instead of http://</text:p>
      <text:p text:style-name="Standard">-it launches the default email application for the visitor's browser with your email address as the receipient</text:p>
      <text:p text:style-name="Standard">example:</text:p>
      <text:p text:style-name="Standard">&lt;a href=”<text:a xlink:type="simple" xlink:href="mailto:help@terrymorris.net" text:style-name="Internet_20_link" text:visited-style-name="Visited_20_Internet_20_Link">mailto:help@terrymorris.net</text:a>”&gt;help@terrymorris.net&lt;/a&gt;</text:p>
      <text:p text:style-name="Standard">-it is good practice to place the email address both on the web page and within the anchor tag</text:p>
      <text:p text:style-name="Standard"/>
      <text:p text:style-name="Standard">Accessibility and Hyperlinks</text:p>
      <text:p text:style-name="Standard">-remember that a list of links is only useful if the text describing each link is actually helpful and descriptive</text:p>
      <text:p text:style-name="Standard"/>
      <text:p text:style-name="Standard">2.18</text:p>
      <text:p text:style-name="Standard">HTML Validation</text:p>
      <text:p text:style-name="Standard">-W3C's free markup validation service is avilable at <text:a xlink:type="simple" xlink:href="http://validator.w3.org/" text:style-name="Internet_20_link" text:visited-style-name="Visited_20_Internet_20_Link">http://validator.w3.org</text:a></text:p>
      <text:p text:style-name="Standard">-it will validate your code and check for syntax errors, it serves as a quality assurance t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05T16:30:02.77</meta:creation-date>
    <meta:generator>OpenOffice/4.1.7$Win32 OpenOffice.org_project/417m1$Build-9800</meta:generator>
    <dc:date>2020-09-05T20:43:22.11</dc:date>
    <meta:editing-duration>PT4H13M10S</meta:editing-duration>
    <meta:editing-cycles>26</meta:editing-cycles>
    <meta:document-statistic meta:table-count="0" meta:image-count="0" meta:object-count="0" meta:page-count="7" meta:paragraph-count="211" meta:word-count="2621" meta:character-count="15121"/>
  </office:meta>
</office:document-meta>
</file>